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Client Report</text:p>
      <text:p text:style-name="Standard"/>
      <text:p text:style-name="Standard">The client has asked us to design a Bird Watcher app. This should include various functional requirements that will be essential to the working of the app. These are inclusive but not limited to:-</text:p>
      <text:p text:style-name="Standard"/>
      <text:p text:style-name="Standard">Identify birds – the user should be able to either search by picture or identifying markings to successfully identify their sighted bird</text:p>
      <text:p text:style-name="Standard">Log birds – the user should be able to enter their sighted bird into the app along with location, features, time/date etc</text:p>
      <text:p text:style-name="Standard">View pictures of birds from database – the user should be able to view pictures of birds and retrieve bird information to learn about them</text:p>
      <text:p text:style-name="Standard"/>
      <text:p text:style-name="Standard">Future requirement not yet in design:-</text:p>
      <text:p text:style-name="Standard">User profile creation – users should be able to register and login to earn badges and awards as they find and enter more birds etc.</text:p>
      <text:p text:style-name="Standard"/>
      <text:p text:style-name="Standard">As this app will be used by many different people it should incorporate and easy to use GUI that is well laid out in appearance and easily understood. It should have accessible features such as speech or identifying pop up labels for disabled users. It should also be attractive and be able to encourage the user to interact with it retaining users on the app for an extended period of time.</text:p>
      <text:p text:style-name="Standard"/>
      <text:p text:style-name="Standard">The app must be user friendly and be traversed without too much complication that someone of any age can navigate it and find what they are looking for easily. </text:p>
      <text:p text:style-name="Standard"/>
      <text:p text:style-name="Standard">Future use of the app will include an almost 'gameified' set of features encouraging users back to the app time and time again so they earn more features over time by the amount they interact with it.</text:p>
      <text:p text:style-name="Standard"/>
      <text:p text:style-name="Standard">The backend and database will be supplied by the client and the designed front end will need to be designed in such a way that interactivity and synchronicity is paramount. The features and functions must be able to connect and flow information both ways to work seamlessly without buffering or delays. It should also be scaleable as the app size and features expand. The app should also be able to be used on various systems, platforms and mobile devices so the user can access it from anywhere they are.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e </meta:initial-creator>
    <meta:creation-date>2026-02-19T10:52:21.64</meta:creation-date>
    <meta:document-statistic meta:table-count="0" meta:image-count="0" meta:object-count="0" meta:page-count="1" meta:paragraph-count="11" meta:word-count="362" meta:character-count="2030"/>
    <dc:date>2026-02-19T11:08:14.11</dc:date>
    <dc:creator>Dee </dc:creator>
    <meta:editing-duration>PT42S</meta:editing-duration>
    <meta:editing-cycles>1</meta:editing-cycles>
    <meta:generator>OpenOffice/4.1.15$Win32 OpenOffice.org_project/4115m2$Build-9813</meta:generator>
  </office:meta>
</office:document-meta>
</file>